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 style:list-style-name=""/>
    <style:style style:name="P3" style:family="paragraph" style:parent-style-name="Text_20_body" style:list-style-name="L1"/>
    <style:style style:name="P4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GargoyleGame – Guide pas à pas + Code commenté</text:h>
      <text:h text:style-name="P2" text:outline-level="1">0) Prérequis (rapide)</text:h>
      <text:p text:style-name="Standard">Nous utilisons Java (OpenJDK 17+ recommandé), OpenJFX installé (chemin standard Debian/Ubuntu : /usr/share/openjfx/lib),</text:p>
      <text:p text:style-name="Standard">et un éditeur de texte (nano/Geany/VS Code).</text:p>
      <text:p text:style-name="Standard"/>
      <text:h text:style-name="P2" text:outline-level="1">1) Arborescence propre (éviter 100 % des erreurs de chemin)</text:h>
      <text:p text:style-name="P1">GargoyleGame/</text:p>
      <text:p text:style-name="P1">├─ Makefile</text:p>
      <text:p text:style-name="P1">├─ bin/</text:p>
      <text:p text:style-name="P1">└─ src/</text:p>
      <text:p text:style-name="P1">└─ main/</text:p>
      <text:p text:style-name="P1">└─ java/</text:p>
      <text:p text:style-name="P1">└─ org/</text:p>
      <text:p text:style-name="P1">└─ gargoyle/</text:p>
      <text:p text:style-name="P1">└─ GargoyleGame.java</text:p>
      <text:p text:style-name="P1"/>
      <text:p text:style-name="P1">Astuce : le package au début du fichier DOIT correspondre aux dossiers (package org.gargoyle; → dossier org/gargoyle).</text:p>
      <text:h text:style-name="P2" text:outline-level="1">2) Makefile (compile, lance, nettoie) – contenu complet</text:h>
      <text:p text:style-name="P1">JAVAC = javac</text:p>
      <text:p text:style-name="P1">JAVA = java</text:p>
      <text:p text:style-name="P1">SRC = src/main/java</text:p>
      <text:p text:style-name="P1">BIN = bin</text:p>
      <text:p text:style-name="P1">MAIN_CLASS = org.gargoyle.GargoyleGame</text:p>
      <text:p text:style-name="P1">MODULEPATH = /usr/share/openjfx/lib</text:p>
      <text:p text:style-name="P1">ADD_MODULES = --add-modules javafx.controls,javafx.graphics</text:p>
      <text:p text:style-name="P1"/>
      <text:p text:style-name="P1">SOURCES = $(shell find $(SRC) -name "*.java")</text:p>
      <text:p text:style-name="P1"/>
      <text:p text:style-name="P1">.PHONY: all build run clean tree</text:p>
      <text:p text:style-name="P1"/>
      <text:p text:style-name="P1">all: run</text:p>
      <text:p text:style-name="P1"/>
      <text:p text:style-name="P1">build: $(BIN)/classes.stamp</text:p>
      <text:p text:style-name="P1"/>
      <text:p text:style-name="P1">$(BIN)/classes.stamp: $(SOURCES)</text:p>
      <text:p text:style-name="P1">@mkdir -p $(BIN)</text:p>
      <text:p text:style-name="P1">@echo "🛠️ Compilation..."</text:p>
      <text:p text:style-name="P1">$(JAVAC) --module-path $(MODULEPATH) $(ADD_MODULES) -d $(BIN) $(SOURCES)</text:p>
      <text:p text:style-name="P1">@touch $@</text:p>
      <text:p text:style-name="P1"/>
      <text:p text:style-name="P1">run: build</text:p>
      <text:p text:style-name="P1">@echo "🚀 Exécution..."</text:p>
      <text:p text:style-name="P1">$(JAVA) --module-path $(MODULEPATH) $(ADD_MODULES) -cp $(BIN) $(MAIN_CLASS)</text:p>
      <text:p text:style-name="P1"/>
      <text:p text:style-name="P1">clean:</text:p>
      <text:p text:style-name="P1">rm -rf $(BIN)</text:p>
      <text:p text:style-name="P1"/>
      <text:p text:style-name="P1">tree:</text:p>
      <text:p text:style-name="P1">@echo "📁 Arborescence du projet :"</text:p>
      <text:p text:style-name="P1"><text:soft-page-break/>@find . -maxdepth 4 -type d -print | sed 's/^\.\///'</text:p>
      <text:h text:style-name="P2" text:outline-level="1">3) Code du jeu – GargoyleGame.java (commenté)</text:h>
      <text:p text:style-name="P1">// 1) Le package DOIT correspondre au chemin de dossiers (org/gargoyle)</text:p>
      <text:p text:style-name="P1">package org.gargoyle;</text:p>
      <text:p text:style-name="P1"/>
      <text:p text:style-name="P1">// 2) Imports JavaFX essentiels : Application (lancement), Stage/Scene (fenêtre),</text:p>
      <text:p text:style-name="P1">// Canvas/GraphicsContext (rendu 2D), AnimationTimer (boucle de jeu), KeyCode (clavier)</text:p>
      <text:p text:style-name="P1">import javafx.application.Application;</text:p>
      <text:p text:style-name="P1">import javafx.stage.Stage;</text:p>
      <text:p text:style-name="P1">import javafx.scene.Scene;</text:p>
      <text:p text:style-name="P1">import javafx.scene.canvas.Canvas;</text:p>
      <text:p text:style-name="P1">import javafx.scene.canvas.GraphicsContext;</text:p>
      <text:p text:style-name="P1">import javafx.scene.layout.StackPane;</text:p>
      <text:p text:style-name="P1">import javafx.scene.paint.Color;</text:p>
      <text:p text:style-name="P1">import javafx.animation.AnimationTimer;</text:p>
      <text:p text:style-name="P1">import javafx.scene.input.KeyCode;</text:p>
      <text:p text:style-name="P1"/>
      <text:p text:style-name="P1">public class GargoyleGame extends Application {</text:p>
      <text:p text:style-name="P1"/>
      <text:p text:style-name="P1">// -------- Paramètres d'écran (constantes) --------</text:p>
      <text:p text:style-name="P1">private static final int WIDTH = 800;</text:p>
      <text:p text:style-name="P1">private static final int HEIGHT = 450;</text:p>
      <text:p text:style-name="P1"/>
      <text:p text:style-name="P1">// -------- Entité Joueur (une “gargouille” carrée) --------</text:p>
      <text:p text:style-name="P1">static class Player {</text:p>
      <text:p text:style-name="P1">double x, y, w, h; // position (x,y) et taille (w,h)</text:p>
      <text:p text:style-name="P1">double vx, vy; // vitesses (horizontale, verticale)</text:p>
      <text:p text:style-name="P1">boolean onGround; // sur le sol ?</text:p>
      <text:p text:style-name="P1"/>
      <text:p text:style-name="P1">Player(double x, double y, double w, double h) {</text:p>
      <text:p text:style-name="P1">this.x = x; this.y = y; this.w = w; this.h = h;</text:p>
      <text:p text:style-name="P1">this.vx = 0; this.vy = 0; this.onGround = false;</text:p>
      <text:p text:style-name="P1">}</text:p>
      <text:p text:style-name="P1"/>
      <text:p text:style-name="P1">// Mise à jour physique simple : gravité + intégration d'Euler + collision sol</text:p>
      <text:p text:style-name="P1">void update(double dt, double gravity, double floorY) {</text:p>
      <text:p text:style-name="P1">vy += gravity * dt; // appliquer la gravité</text:p>
      <text:p text:style-name="P1">x += vx * dt; // déplacer horizontalement</text:p>
      <text:p text:style-name="P1">y += vy * dt; // déplacer verticalement</text:p>
      <text:p text:style-name="P1"/>
      <text:p text:style-name="P1">// Collision avec le sol (limite Y)</text:p>
      <text:p text:style-name="P1">if (y + h &gt; floorY) {</text:p>
      <text:p text:style-name="P1">y = floorY - h; // recoller sur le sol</text:p>
      <text:p text:style-name="P1">vy = 0; // annuler la vitesse verticale</text:p>
      <text:p text:style-name="P1">onGround = true;</text:p>
      <text:p text:style-name="P1">} else {</text:p>
      <text:p text:style-name="P1">onGround = false;</text:p>
      <text:p text:style-name="P1">}</text:p>
      <text:p text:style-name="P1"/>
      <text:p text:style-name="P1"><text:soft-page-break/>// Empêcher de sortir de l'écran à gauche/droite</text:p>
      <text:p text:style-name="P1">if (x &lt; 0) x = 0;</text:p>
      <text:p text:style-name="P1">if (x + w &gt; WIDTH) x = WIDTH - w;</text:p>
      <text:p text:style-name="P1">}</text:p>
      <text:p text:style-name="P1"/>
      <text:p text:style-name="P1">// Rendu du joueur (un carré + deux yeux)</text:p>
      <text:p text:style-name="P1">void draw(GraphicsContext gc) {</text:p>
      <text:p text:style-name="P1">gc.setFill(Color.DARKSLATEBLUE);</text:p>
      <text:p text:style-name="P1">gc.fillRect(x, y, w, h);</text:p>
      <text:p text:style-name="P1"/>
      <text:p text:style-name="P1">gc.setFill(Color.LIGHTBLUE);</text:p>
      <text:p text:style-name="P1">gc.fillRect(x + 6, y + 6, 6, 6);</text:p>
      <text:p text:style-name="P1">gc.fillRect(x + w - 12, y + 6, 6, 6);</text:p>
      <text:p text:style-name="P1">}</text:p>
      <text:p text:style-name="P1">}</text:p>
      <text:p text:style-name="P1"/>
      <text:p text:style-name="P1">// -------- Entrées clavier (flags) --------</text:p>
      <text:p text:style-name="P1">private boolean left, right, jump;</text:p>
      <text:p text:style-name="P1"/>
      <text:p text:style-name="P1">@Override</text:p>
      <text:p text:style-name="P1">public void start(Stage stage) {</text:p>
      <text:p text:style-name="P1">// Canvas = surface de dessin 2D</text:p>
      <text:p text:style-name="P1">Canvas canvas = new Canvas(WIDTH, HEIGHT);</text:p>
      <text:p text:style-name="P1">GraphicsContext gc = canvas.getGraphicsContext2D();</text:p>
      <text:p text:style-name="P1"/>
      <text:p text:style-name="P1">// Paramètres du monde</text:p>
      <text:p text:style-name="P1">final double floorY = HEIGHT - 50; // sol (50 px au-dessus du bas)</text:p>
      <text:p text:style-name="P1">final double gravity = 1200.0; // gravité (px/s²)</text:p>
      <text:p text:style-name="P1">final double moveSpeed = 300.0; // vitesse horizontale du joueur</text:p>
      <text:p text:style-name="P1">final double jumpSpeed = 520.0; // impulsion de saut</text:p>
      <text:p text:style-name="P1"/>
      <text:p text:style-name="P1">// Créer le joueur (32x32) posé sur le sol, X=100</text:p>
      <text:p text:style-name="P1">Player gargoyle = new Player(100, floorY - 32, 32, 32);</text:p>
      <text:p text:style-name="P1"/>
      <text:p text:style-name="P1">// Mise en place de la scène</text:p>
      <text:p text:style-name="P1">StackPane root = new StackPane(canvas);</text:p>
      <text:p text:style-name="P1">Scene scene = new Scene(root, WIDTH, HEIGHT);</text:p>
      <text:p text:style-name="P1">stage.setTitle("Gargoyle — base JavaFX (Canvas + AnimationTimer)");</text:p>
      <text:p text:style-name="P1">stage.setScene(scene);</text:p>
      <text:p text:style-name="P1">stage.setResizable(false);</text:p>
      <text:p text:style-name="P1">stage.show();</text:p>
      <text:p text:style-name="P1"/>
      <text:p text:style-name="P1">// Focus clavier sur le Canvas</text:p>
      <text:p text:style-name="P1">canvas.setFocusTraversable(true);</text:p>
      <text:p text:style-name="P1">canvas.requestFocus();</text:p>
      <text:p text:style-name="P1"/>
      <text:p text:style-name="P1">// Contrôles : flèches OU ZQSD + Espace pour sauter</text:p>
      <text:p text:style-name="P1">scene.setOnKeyPressed(e -&gt; {</text:p>
      <text:p text:style-name="P1">KeyCode c = e.getCode();</text:p>
      <text:p text:style-name="P1">if (c == KeyCode.LEFT || c == KeyCode.Q) left = true;</text:p>
      <text:p text:style-name="P1">if (c == KeyCode.RIGHT || c == KeyCode.D) right = true;</text:p>
      <text:p text:style-name="P1">if (c == KeyCode.UP || c == KeyCode.Z || c == KeyCode.SPACE) jump <text:soft-page-break/>= true;</text:p>
      <text:p text:style-name="P1">});</text:p>
      <text:p text:style-name="P1">scene.setOnKeyReleased(e -&gt; {</text:p>
      <text:p text:style-name="P1">KeyCode c = e.getCode();</text:p>
      <text:p text:style-name="P1">if (c == KeyCode.LEFT || c == KeyCode.Q) left = false;</text:p>
      <text:p text:style-name="P1">if (c == KeyCode.RIGHT || c == KeyCode.D) right = false;</text:p>
      <text:p text:style-name="P1">// jump est “one-shot” : on le remettra à false dans la boucle après lecture</text:p>
      <text:p text:style-name="P1">});</text:p>
      <text:p text:style-name="P1"/>
      <text:p text:style-name="P1">// Boucle de jeu (≈60 FPS) via AnimationTimer :</text:p>
      <text:p text:style-name="P1">// - Lecture des entrées -&gt; vitesse horizontale</text:p>
      <text:p text:style-name="P1">// - Saut si sur le sol</text:p>
      <text:p text:style-name="P1">// - Update physique (gravité + collision sol)</text:p>
      <text:p text:style-name="P1">// - Rendu (ciel, sol, joueur)</text:p>
      <text:p text:style-name="P1">final long[] last = { System.nanoTime() };</text:p>
      <text:p text:style-name="P1">new AnimationTimer() {</text:p>
      <text:p text:style-name="P1">@Override public void handle(long now) {</text:p>
      <text:p text:style-name="P1">double dt = (now - last[0]) / 1e9; // delta-temps en secondes</text:p>
      <text:p text:style-name="P1">last[0] = now;</text:p>
      <text:p text:style-name="P1"/>
      <text:p text:style-name="P1">// 1) Entrées -&gt; vitesse horizontale</text:p>
      <text:p text:style-name="P1">if (left &amp;&amp; !right) gargoyle.vx = -moveSpeed;</text:p>
      <text:p text:style-name="P1">else if (right &amp;&amp; !left) gargoyle.vx = moveSpeed;</text:p>
      <text:p text:style-name="P1">else gargoyle.vx = 0;</text:p>
      <text:p text:style-name="P1"/>
      <text:p text:style-name="P1">// 2) Saut (one-shot)</text:p>
      <text:p text:style-name="P1">if (jump &amp;&amp; gargoyle.onGround) {</text:p>
      <text:p text:style-name="P1">gargoyle.vy = -jumpSpeed; // impulsion vers le haut</text:p>
      <text:p text:style-name="P1">}</text:p>
      <text:p text:style-name="P1">jump = false; // consommer l'entrée saut</text:p>
      <text:p text:style-name="P1"/>
      <text:p text:style-name="P1">// 3) Mise à jour physique</text:p>
      <text:p text:style-name="P1">gargoyle.update(dt, gravity, floorY);</text:p>
      <text:p text:style-name="P1"/>
      <text:p text:style-name="P1">// 4) Rendu</text:p>
      <text:p text:style-name="P1">// ciel</text:p>
      <text:p text:style-name="P1">gc.setFill(Color.SKYBLUE);</text:p>
      <text:p text:style-name="P1">gc.fillRect(0, 0, WIDTH, HEIGHT);</text:p>
      <text:p text:style-name="P1">// sol</text:p>
      <text:p text:style-name="P1">gc.setFill(Color.DARKGREEN);</text:p>
      <text:p text:style-name="P1">gc.fillRect(0, floorY, WIDTH, HEIGHT - floorY);</text:p>
      <text:p text:style-name="P1">// joueur</text:p>
      <text:p text:style-name="P1">gargoyle.draw(gc);</text:p>
      <text:p text:style-name="P1">}</text:p>
      <text:p text:style-name="P1">}.start();</text:p>
      <text:p text:style-name="P1">}</text:p>
      <text:p text:style-name="P1"/>
      <text:p text:style-name="P1">// Point d'entrée : lance l’application JavaFX</text:p>
      <text:p text:style-name="P1">public static void main(String[] args) {</text:p>
      <text:p text:style-name="P1">launch(args);</text:p>
      <text:p text:style-name="P1">}</text:p>
      <text:p text:style-name="P1">}</text:p>
      <text:h text:style-name="P2" text:outline-level="1"><text:soft-page-break/>4) Commandes utiles</text:h>
      <text:p text:style-name="Standard">Depuis la racine du projet (dossier GargoyleGame) :</text:p>
      <text:p text:style-name="Standard">- make tree → vérifie l’arborescence</text:p>
      <text:p text:style-name="Standard">- make run → compile puis lance</text:p>
      <text:p text:style-name="Standard">- make clean → supprime bin/ pour repartir propre</text:p>
      <text:p text:style-name="Standard"/>
      <text:h text:style-name="P2" text:outline-level="1">5) Dépannage (erreurs courantes → solutions)</text:h>
      <text:p text:style-name="P1">• error: file not found: …</text:p>
      <text:p text:style-name="P1">→ Chemin du fichier incorrect. Vérifions que le .java est sous src/main/java/... et que le package reflète les dossiers.</text:p>
      <text:p text:style-name="P1"/>
      <text:p text:style-name="P1">• Erreur : impossible de trouver ou de charger la classe principale org.gargoyle.GargoyleGame</text:p>
      <text:p text:style-name="P1">→ MAIN_CLASS dans le Makefile doit être org.gargoyle.GargoyleGame. Le .class attendu : bin/org/gargoyle/GargoyleGame.class.</text:p>
      <text:p text:style-name="P1"/>
      <text:p text:style-name="P1">• JavaFX not found</text:p>
      <text:p text:style-name="P1">→ Chemin MODULEPATH : vérifier /usr/share/openjfx/lib. Sinon, adapter selon l’installation locale.</text:p>
      <text:p text:style-name="P1"/>
      <text:p text:style-name="P1">• Clavier non pris en compte</text:p>
      <text:p text:style-name="P1">→ Cliquer une fois dans la fenêtre/Canvas pour le focus, ou garder canvas.requestFocus();</text:p>
      <text:h text:style-name="P2" text:outline-level="1">6) Prochaines étapes (progression simple)</text:h>
      <text:p text:style-name="Standard">1. Obstacles statiques (rectangles) + collision AABB.</text:p>
      <text:p text:style-name="Standard">2. Décor défilant (caméra).</text:p>
      <text:p text:style-name="Standard">3. Sprites (remplacer le carré par une image animée).</text:p>
      <text:p text:style-name="Standard">4. États de jeu (menu, pause, game over).</text:p>
      <text:p text:style-name="Standard">5. Build avancé (Gradle/JavaFX plugin) quand nous serons à l’aise.</text:p>
      <text:p text:style-name="Standard"/>
      <text:p text:style-name="Standard"/>
      <text:p text:style-name="Horizontal_20_Line"/>
      <text:h text:style-name="Heading_20_1" text:outline-level="1">Obstacles + collisions (AABB)</text:h>
      <text:h text:style-name="Heading_20_2" text:outline-level="2">Idée simple</text:h>
      <text:list text:style-name="L1">
        <text:list-item>
          <text:p text:style-name="P3">Nous ajoutons des plateformes (rectangles).</text:p>
        </text:list-item>
        <text:list-item>
          <text:p text:style-name="P3">La physique se fait <text:span text:style-name="Strong_20_Emphasis">axe par axe</text:span> :</text:p>
          <text:list>
            <text:list-item>
              <text:p text:style-name="P3">on applique gravité → on déplace <text:span text:style-name="Strong_20_Emphasis">verticalement</text:span> → on résout les collisions verticales (sol/plateformes) ;</text:p>
            </text:list-item>
            <text:list-item>
              <text:p text:style-name="P3">on déplace <text:span text:style-name="Strong_20_Emphasis">horizontalement</text:span> → on résout les collisions horizontales.</text:p>
            </text:list-item>
          </text:list>
        </text:list-item>
        <text:list-item>
          <text:p text:style-name="P3">Avantages : évite de « coller » dans les bords et gère proprement le fait d’atterrir sur une plateforme.</text:p>
        </text:list-item>
      </text:list>
      <text:h text:style-name="Heading_20_2" text:outline-level="2"><text:soft-page-break/>Étapes (à décrire dans votre ODT)</text:h>
      <text:list text:style-name="L2">
        <text:list-item>
          <text:p text:style-name="P4">Créer une classe <text:span text:style-name="Source_20_Text">Obstacle(x, y, w, h)</text:span> et une liste <text:span text:style-name="Source_20_Text">List&lt;Obstacle&gt; obstacles</text:span>.</text:p>
        </text:list-item>
        <text:list-item>
          <text:p text:style-name="P4">Dessiner ces obstacles dans le <text:span text:style-name="Source_20_Text">render</text:span>.</text:p>
        </text:list-item>
        <text:list-item>
          <text:p text:style-name="P4">Ajouter deux fonctions de résolution : <text:span text:style-name="Source_20_Text">resolveVertical(...)</text:span> et <text:span text:style-name="Source_20_Text">resolveHorizontal(...)</text:span> (AABB).</text:p>
        </text:list-item>
        <text:list-item>
          <text:p text:style-name="P4">Dans la boucle de jeu :</text:p>
          <text:list>
            <text:list-item>
              <text:p text:style-name="P4">appliquer la gravité puis déplacer <text:span text:style-name="Strong_20_Emphasis">Y</text:span>, appeler <text:span text:style-name="Source_20_Text">resolveVertical(...)</text:span>;</text:p>
            </text:list-item>
            <text:list-item>
              <text:p text:style-name="P4">déplacer <text:span text:style-name="Strong_20_Emphasis">X</text:span>, appeler <text:span text:style-name="Source_20_Text">resolveHorizontal(...)</text:span>.</text:p>
            </text:list-item>
          </text:list>
        </text:list-item>
      </text:list>
      <text:h text:style-name="Heading_20_1" text:outline-level="1">Code complet (remplace <text:span text:style-name="Strong_20_Emphasis">GargoyleGame.java</text:span> existant)</text:h>
      <text:p text:style-name="Text_20_body">Collez <text:span text:style-name="Strong_20_Emphasis">tout</text:span> ce fichier pour éviter les erreurs de copie partielles :</text:p>
      <text:p text:style-name="Standard">package org.gargoyle;</text:p>
      <text:p text:style-name="Standard"/>
      <text:p text:style-name="Standard">import javafx.application.Application;</text:p>
      <text:p text:style-name="Standard">import javafx.stage.Stage;</text:p>
      <text:p text:style-name="Standard">import javafx.scene.Scene;</text:p>
      <text:p text:style-name="Standard">import javafx.scene.canvas.Canvas;</text:p>
      <text:p text:style-name="Standard">import javafx.scene.canvas.GraphicsContext;</text:p>
      <text:p text:style-name="Standard">import javafx.scene.layout.StackPane;</text:p>
      <text:p text:style-name="Standard">import javafx.scene.paint.Color;</text:p>
      <text:p text:style-name="Standard">import javafx.animation.AnimationTimer;</text:p>
      <text:p text:style-name="Standard">import javafx.scene.input.KeyCode;</text:p>
      <text:p text:style-name="Standard"/>
      <text:p text:style-name="Standard">import java.util.ArrayList;</text:p>
      <text:p text:style-name="Standard">import java.util.List;</text:p>
      <text:p text:style-name="Standard"/>
      <text:p text:style-name="Standard">public class GargoyleGame extends Application {</text:p>
      <text:p text:style-name="Standard"/>
      <text:p text:style-name="Standard"><text:s text:c="4"/>// -------- Paramètres d'écran --------</text:p>
      <text:p text:style-name="Standard"><text:s text:c="4"/>private static final int WIDTH = 800;</text:p>
      <text:p text:style-name="Standard"><text:s text:c="4"/>private static final int HEIGHT = 450;</text:p>
      <text:p text:style-name="Standard"/>
      <text:p text:style-name="Standard"><text:s text:c="4"/>// -------- Entité Joueur --------</text:p>
      <text:p text:style-name="Standard"><text:s text:c="4"/>static class Player {</text:p>
      <text:p text:style-name="Standard"><text:s text:c="8"/>double x, y, w, h; <text:s text:c="2"/>// position + taille</text:p>
      <text:p text:style-name="Standard"><text:s text:c="8"/>double vx, vy; <text:s text:c="6"/>// vitesses</text:p>
      <text:p text:style-name="Standard"><text:s text:c="8"/>boolean onGround; <text:s text:c="3"/>// sur le sol ?</text:p>
      <text:p text:style-name="Standard"/>
      <text:p text:style-name="Standard"><text:soft-page-break/><text:s text:c="8"/>Player(double x, double y, double w, double h) {</text:p>
      <text:p text:style-name="Standard"><text:s text:c="12"/>this.x = x; this.y = y; this.w = w; this.h = h;</text:p>
      <text:p text:style-name="Standard"><text:s text:c="12"/>this.vx = 0; this.vy = 0; this.onGround = false;</text:p>
      <text:p text:style-name="Standard"><text:s text:c="8"/>}</text:p>
      <text:p text:style-name="Standard"/>
      <text:p text:style-name="Standard"><text:s text:c="8"/>void draw(GraphicsContext gc) {</text:p>
      <text:p text:style-name="Standard"><text:s text:c="12"/>gc.setFill(Color.DARKSLATEBLUE);</text:p>
      <text:p text:style-name="Standard"><text:s text:c="12"/>gc.fillRect(x, y, w, h);</text:p>
      <text:p text:style-name="Standard"><text:s text:c="12"/>gc.setFill(Color.LIGHTBLUE);</text:p>
      <text:p text:style-name="Standard"><text:s text:c="12"/>gc.fillRect(x + 6, y + 6, 6, 6);</text:p>
      <text:p text:style-name="Standard"><text:s text:c="12"/>gc.fillRect(x + w - 12, y + 6, 6, 6);</text:p>
      <text:p text:style-name="Standard"><text:s text:c="8"/>}</text:p>
      <text:p text:style-name="Standard"><text:s text:c="4"/>}</text:p>
      <text:p text:style-name="Standard"/>
      <text:p text:style-name="Standard"><text:s text:c="4"/>// -------- Obstacle (plateforme rectangulaire) --------</text:p>
      <text:p text:style-name="Standard"><text:s text:c="4"/>static class Obstacle {</text:p>
      <text:p text:style-name="Standard"><text:s text:c="8"/>double x, y, w, h;</text:p>
      <text:p text:style-name="Standard"><text:s text:c="8"/>Obstacle(double x, double y, double w, double h) {</text:p>
      <text:p text:style-name="Standard"><text:s text:c="12"/>this.x = x; this.y = y; this.w = w; this.h = h;</text:p>
      <text:p text:style-name="Standard"><text:s text:c="8"/>}</text:p>
      <text:p text:style-name="Standard"><text:s text:c="8"/>void draw(GraphicsContext gc) {</text:p>
      <text:p text:style-name="Standard"><text:s text:c="12"/>gc.setFill(Color.SADDLEBROWN);</text:p>
      <text:p text:style-name="Standard"><text:s text:c="12"/>gc.fillRect(x, y, w, h);</text:p>
      <text:p text:style-name="Standard"><text:s text:c="12"/>gc.setStroke(Color.BLACK);</text:p>
      <text:p text:style-name="Standard"><text:s text:c="12"/>gc.strokeRect(x, y, w, h);</text:p>
      <text:p text:style-name="Standard"><text:s text:c="8"/>}</text:p>
      <text:p text:style-name="Standard"><text:s text:c="4"/>}</text:p>
      <text:p text:style-name="Standard"/>
      <text:p text:style-name="Standard"><text:s text:c="4"/>// -------- Entrées clavier --------</text:p>
      <text:p text:style-name="Standard"><text:s text:c="4"/>private boolean left, right, jump;</text:p>
      <text:p text:style-name="Standard"/>
      <text:p text:style-name="Standard"><text:s text:c="4"/>// -------- AABB utilitaire --------</text:p>
      <text:p text:style-name="Standard"><text:s text:c="4"/>static boolean aabb(double ax, double ay, double aw, double ah,</text:p>
      <text:p text:style-name="Standard"><text:s text:c="24"/>double bx, double by, double bw, double bh) {</text:p>
      <text:p text:style-name="Standard"><text:s text:c="8"/>return ax &lt; bx + bw &amp;&amp; ax + aw &gt; bx &amp;&amp; ay &lt; by + bh &amp;&amp; ay + ah &gt; by;</text:p>
      <text:p text:style-name="Standard"><text:s text:c="4"/>}</text:p>
      <text:p text:style-name="Standard"/>
      <text:p text:style-name="Standard"><text:s text:c="4"/>// -------- Résolution verticale --------</text:p>
      <text:p text:style-name="Standard"><text:s text:c="4"/>static void resolveVertical(Player p, List&lt;Obstacle&gt; obs, double floorY) {</text:p>
      <text:p text:style-name="Standard"><text:s text:c="8"/>// d’abord le "sol" global</text:p>
      <text:p text:style-name="Standard"><text:s text:c="8"/>if (p.y + p.h &gt; floorY) {</text:p>
      <text:p text:style-name="Standard"><text:s text:c="12"/>p.y = floorY - p.h;</text:p>
      <text:p text:style-name="Standard"><text:s text:c="12"/>p.vy = 0;</text:p>
      <text:p text:style-name="Standard"><text:s text:c="12"/>p.onGround = true;</text:p>
      <text:p text:style-name="Standard"><text:s text:c="8"/>} else {</text:p>
      <text:p text:style-name="Standard"><text:s text:c="12"/>p.onGround = false;</text:p>
      <text:p text:style-name="Standard"><text:s text:c="8"/>}</text:p>
      <text:p text:style-name="Standard"><text:s text:c="8"/>// puis les plateformes</text:p>
      <text:p text:style-name="Standard"><text:s text:c="8"/>for (Obstacle o : obs) {</text:p>
      <text:p text:style-name="Standard"><text:s text:c="12"/>if (aabb(p.x, p.y, p.w, p.h, o.x, o.y, o.w, o.h)) {</text:p>
      <text:p text:style-name="Standard"><text:s text:c="16"/>if (p.vy &gt; 0) { // on descend : poser sur le dessus</text:p>
      <text:p text:style-name="Standard"><text:s text:c="20"/>p.y = o.y - p.h;</text:p>
      <text:p text:style-name="Standard"><text:soft-page-break/><text:s text:c="20"/>p.vy = 0;</text:p>
      <text:p text:style-name="Standard"><text:s text:c="20"/>p.onGround = true;</text:p>
      <text:p text:style-name="Standard"><text:s text:c="16"/>} else if (p.vy &lt; 0) { // on monte : heurter le dessous</text:p>
      <text:p text:style-name="Standard"><text:s text:c="20"/>p.y = o.y + o.h;</text:p>
      <text:p text:style-name="Standard"><text:s text:c="20"/>p.vy = 0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// -------- Résolution horizontale --------</text:p>
      <text:p text:style-name="Standard"><text:s text:c="4"/>static void resolveHorizontal(Player p, List&lt;Obstacle&gt; obs) {</text:p>
      <text:p text:style-name="Standard"><text:s text:c="8"/>for (Obstacle o : obs) {</text:p>
      <text:p text:style-name="Standard"><text:s text:c="12"/>if (aabb(p.x, p.y, p.w, p.h, o.x, o.y, o.w, o.h)) {</text:p>
      <text:p text:style-name="Standard"><text:s text:c="16"/>if (p.vx &gt; 0) { // on allait à droite</text:p>
      <text:p text:style-name="Standard"><text:s text:c="20"/>p.x = o.x - p.w;</text:p>
      <text:p text:style-name="Standard"><text:s text:c="16"/>} else if (p.vx &lt; 0) { // on allait à gauche</text:p>
      <text:p text:style-name="Standard"><text:s text:c="20"/>p.x = o.x + o.w;</text:p>
      <text:p text:style-name="Standard"><text:s text:c="16"/>}</text:p>
      <text:p text:style-name="Standard"><text:s text:c="16"/>p.vx = 0;</text:p>
      <text:p text:style-name="Standard"><text:s text:c="12"/>}</text:p>
      <text:p text:style-name="Standard"><text:s text:c="8"/>}</text:p>
      <text:p text:style-name="Standard"><text:s text:c="8"/>// garder à l’écran</text:p>
      <text:p text:style-name="Standard"><text:s text:c="8"/>if (p.x &lt; 0) p.x = 0;</text:p>
      <text:p text:style-name="Standard"><text:s text:c="8"/>if (p.x + p.w &gt; WIDTH) p.x = WIDTH - p.w;</text:p>
      <text:p text:style-name="Standard"><text:s text:c="4"/>}</text:p>
      <text:p text:style-name="Standard"/>
      <text:p text:style-name="Standard"><text:s text:c="4"/>@Override</text:p>
      <text:p text:style-name="Standard"><text:s text:c="4"/>public void start(Stage stage) {</text:p>
      <text:p text:style-name="Standard"><text:s text:c="8"/>Canvas canvas = new Canvas(WIDTH, HEIGHT);</text:p>
      <text:p text:style-name="Standard"><text:s text:c="8"/>GraphicsContext gc = canvas.getGraphicsContext2D();</text:p>
      <text:p text:style-name="Standard"/>
      <text:p text:style-name="Standard"><text:s text:c="8"/>// Monde</text:p>
      <text:p text:style-name="Standard"><text:s text:c="8"/>final double floorY <text:s text:c="3"/>= HEIGHT - 50; // sol</text:p>
      <text:p text:style-name="Standard"><text:s text:c="8"/>final double gravity <text:s text:c="2"/>= 1200.0;</text:p>
      <text:p text:style-name="Standard"><text:s text:c="8"/>final double moveSpeed = 300.0;</text:p>
      <text:p text:style-name="Standard"><text:s text:c="8"/>final double jumpSpeed = 520.0;</text:p>
      <text:p text:style-name="Standard"/>
      <text:p text:style-name="Standard"><text:s text:c="8"/>Player gargoyle = new Player(100, floorY - 32, 32, 32);</text:p>
      <text:p text:style-name="Standard"/>
      <text:p text:style-name="Standard"><text:s text:c="8"/>// Plateformes</text:p>
      <text:p text:style-name="Standard"><text:s text:c="8"/>List&lt;Obstacle&gt; obstacles = new ArrayList&lt;&gt;();</text:p>
      <text:p text:style-name="Standard"><text:s text:c="8"/>obstacles.add(new Obstacle(260, floorY - 40, 120, 20));</text:p>
      <text:p text:style-name="Standard"><text:s text:c="8"/>obstacles.add(new Obstacle(450, floorY - 100, 140, 20));</text:p>
      <text:p text:style-name="Standard"><text:s text:c="8"/>obstacles.add(new Obstacle(650, floorY - 160, 100, 20));</text:p>
      <text:p text:style-name="Standard"/>
      <text:p text:style-name="Standard"><text:s text:c="8"/>StackPane root = new StackPane(canvas);</text:p>
      <text:p text:style-name="Standard"><text:s text:c="8"/>Scene scene = new Scene(root, WIDTH, HEIGHT);</text:p>
      <text:p text:style-name="Standard"><text:s text:c="8"/>stage.setTitle("Gargoyle — obstacles + collisions (AABB)");</text:p>
      <text:p text:style-name="Standard"><text:s text:c="8"/>stage.setScene(scene);</text:p>
      <text:p text:style-name="Standard"><text:s text:c="8"/>stage.setResizable(false);</text:p>
      <text:p text:style-name="Standard"><text:s text:c="8"/>stage.show();</text:p>
      <text:p text:style-name="Standard"><text:soft-page-break/></text:p>
      <text:p text:style-name="Standard"><text:s text:c="8"/>canvas.setFocusTraversable(true);</text:p>
      <text:p text:style-name="Standard"><text:s text:c="8"/>canvas.requestFocus();</text:p>
      <text:p text:style-name="Standard"/>
      <text:p text:style-name="Standard"><text:s text:c="8"/>scene.setOnKeyPressed(e -&gt; {</text:p>
      <text:p text:style-name="Standard"><text:s text:c="12"/>KeyCode c = e.getCode();</text:p>
      <text:p text:style-name="Standard"><text:s text:c="12"/>if (c == KeyCode.LEFT <text:s/>|| c == KeyCode.Q) left <text:s/>= true;</text:p>
      <text:p text:style-name="Standard"><text:s text:c="12"/>if (c == KeyCode.RIGHT || c == KeyCode.D) right = true;</text:p>
      <text:p text:style-name="Standard"><text:s text:c="12"/>if (c == KeyCode.UP <text:s text:c="3"/>|| c == KeyCode.Z || c == KeyCode.SPACE) jump = true;</text:p>
      <text:p text:style-name="Standard"><text:s text:c="8"/>});</text:p>
      <text:p text:style-name="Standard"><text:s text:c="8"/>scene.setOnKeyReleased(e -&gt; {</text:p>
      <text:p text:style-name="Standard"><text:s text:c="12"/>KeyCode c = e.getCode();</text:p>
      <text:p text:style-name="Standard"><text:s text:c="12"/>if (c == KeyCode.LEFT <text:s/>|| c == KeyCode.Q) left <text:s/>= false;</text:p>
      <text:p text:style-name="Standard"><text:s text:c="12"/>if (c == KeyCode.RIGHT || c == KeyCode.D) right = false;</text:p>
      <text:p text:style-name="Standard"><text:s text:c="8"/>});</text:p>
      <text:p text:style-name="Standard"/>
      <text:p text:style-name="Standard"><text:s text:c="8"/>final long[] last = { System.nanoTime() };</text:p>
      <text:p text:style-name="Standard"><text:s text:c="8"/>new AnimationTimer() {</text:p>
      <text:p text:style-name="Standard"><text:s text:c="12"/>@Override public void handle(long now) {</text:p>
      <text:p text:style-name="Standard"><text:s text:c="16"/>double dt = (now - last[0]) / 1e9;</text:p>
      <text:p text:style-name="Standard"><text:s text:c="16"/>last[0] = now;</text:p>
      <text:p text:style-name="Standard"/>
      <text:p text:style-name="Standard"><text:s text:c="16"/>// Entrées → vitesse horizontale</text:p>
      <text:p text:style-name="Standard"><text:s text:c="16"/>if (left &amp;&amp; !right) gargoyle.vx = -moveSpeed;</text:p>
      <text:p text:style-name="Standard"><text:s text:c="16"/>else if (right &amp;&amp; !left) gargoyle.vx = moveSpeed;</text:p>
      <text:p text:style-name="Standard"><text:s text:c="16"/>else gargoyle.vx = 0;</text:p>
      <text:p text:style-name="Standard"/>
      <text:p text:style-name="Standard"><text:s text:c="16"/>// Saut (seulement si sur une surface)</text:p>
      <text:p text:style-name="Standard"><text:s text:c="16"/>if (jump &amp;&amp; gargoyle.onGround) {</text:p>
      <text:p text:style-name="Standard"><text:s text:c="20"/>gargoyle.vy = -jumpSpeed;</text:p>
      <text:p text:style-name="Standard"><text:s text:c="16"/>}</text:p>
      <text:p text:style-name="Standard"><text:s text:c="16"/>jump = false;</text:p>
      <text:p text:style-name="Standard"/>
      <text:p text:style-name="Standard"><text:s text:c="16"/>// --- Physique axe par axe ---</text:p>
      <text:p text:style-name="Standard"><text:s text:c="16"/>// 1) Vertical</text:p>
      <text:p text:style-name="Standard"><text:s text:c="16"/>gargoyle.vy += gravity * dt;</text:p>
      <text:p text:style-name="Standard"><text:s text:c="16"/>gargoyle.y <text:s/>+= gargoyle.vy * dt;</text:p>
      <text:p text:style-name="Standard"><text:s text:c="16"/>resolveVertical(gargoyle, obstacles, floorY);</text:p>
      <text:p text:style-name="Standard"/>
      <text:p text:style-name="Standard"><text:s text:c="16"/>// 2) Horizontal</text:p>
      <text:p text:style-name="Standard"><text:s text:c="16"/>gargoyle.x <text:s/>+= gargoyle.vx * dt;</text:p>
      <text:p text:style-name="Standard"><text:s text:c="16"/>resolveHorizontal(gargoyle, obstacles);</text:p>
      <text:p text:style-name="Standard"/>
      <text:p text:style-name="Standard"><text:s text:c="16"/>// --- Rendu ---</text:p>
      <text:p text:style-name="Standard"><text:s text:c="16"/>// ciel</text:p>
      <text:p text:style-name="Standard"><text:s text:c="16"/>gc.setFill(Color.SKYBLUE);</text:p>
      <text:p text:style-name="Standard"><text:s text:c="16"/>gc.fillRect(0, 0, WIDTH, HEIGHT);</text:p>
      <text:p text:style-name="Standard"><text:s text:c="16"/>// sol</text:p>
      <text:p text:style-name="Standard"><text:s text:c="16"/>gc.setFill(Color.DARKGREEN);</text:p>
      <text:p text:style-name="Standard"><text:s text:c="16"/>gc.fillRect(0, floorY, WIDTH, HEIGHT - floorY);</text:p>
      <text:p text:style-name="Standard"><text:s text:c="16"/>// plateformes</text:p>
      <text:p text:style-name="Standard"><text:s text:c="16"/>for (Obstacle o : obstacles) o.draw(gc);</text:p>
      <text:p text:style-name="Standard"><text:soft-page-break/><text:s text:c="16"/>// joueur</text:p>
      <text:p text:style-name="Standard"><text:s text:c="16"/>gargoyle.draw(gc);</text:p>
      <text:p text:style-name="Standard"><text:s text:c="12"/>}</text:p>
      <text:p text:style-name="Standard"><text:s text:c="8"/>}.start();</text:p>
      <text:p text:style-name="Standard"><text:s text:c="4"/>}</text:p>
      <text:p text:style-name="Standard"/>
      <text:p text:style-name="Standard"><text:s text:c="4"/>public static void main(String[] args) {</text:p>
      <text:p text:style-name="Standard"><text:s text:c="8"/>launch(args);</text:p>
      <text:p text:style-name="Standard"><text:s text:c="4"/>}</text:p>
      <text:p text:style-name="Standard">}</text:p>
      <text:p text:style-name="Standard"/>
      <text:p text:style-name="Standard">make ru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B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9T04:09:20.882671948</dc:date>
    <meta:editing-duration>PT1H7M55S</meta:editing-duration>
    <meta:editing-cycles>1</meta:editing-cycles>
    <meta:document-statistic meta:table-count="0" meta:image-count="0" meta:object-count="0" meta:page-count="10" meta:paragraph-count="372" meta:word-count="1975" meta:character-count="14003" meta:non-whitespace-character-count="10746"/>
    <meta:generator>LibreOffice/7.4.7.2$Linux_X86_64 LibreOffice_project/40$Build-2</meta:generator>
  </office:meta>
</office:document-meta>
</file>